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4a5" officeooo:paragraph-rsid="00020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s para proyectos:</text:p>
      <text:p text:style-name="P1"/>
      <text:p text:style-name="P1">2. App de tracking de videojuegos</text:p>
      <text:p text:style-name="P1"/>
      <text:p text:style-name="P1">App de Tracking de Videojuegos: Game Tracker</text:p>
      <text:p text:style-name="P1">Descripción:</text:p>
      <text:p text:style-name="P1">App de tracking de videojuegos, sería aplicación diseñada para ayudar a los jugadores a organizar, seguir y administrar su colección de videojuegos, además de llevar un registro detallado del progreso, las horas jugadas a cada uno, el porcentaje de trofeos, etc. Intentar que sea tanto para jugadores casuales como para coleccionistas y fanáticos que desean tener todo en un solo lug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8:56:20.667000000</meta:creation-date>
    <dc:date>2024-09-30T18:57:05.856000000</dc:date>
    <meta:editing-duration>PT45S</meta:editing-duration>
    <meta:editing-cycles>1</meta:editing-cycles>
    <meta:document-statistic meta:table-count="0" meta:image-count="0" meta:object-count="0" meta:page-count="1" meta:paragraph-count="5" meta:word-count="78" meta:character-count="496" meta:non-whitespace-character-count="423"/>
    <meta:generator>LibreOffice/24.2.3.2$Windows_X86_64 LibreOffice_project/433d9c2ded56988e8a90e6b2e771ee4e6a5ab2ba</meta:generator>
  </office:meta>
</office:document-meta>
</file>